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7000002B6130B0855BB7C92A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416cm, 0cm, 5.08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667cm" svg:height="10.641cm" svg:x="4.683cm" svg:y="9.529cm">
          <draw:image xlink:href="Pictures/10000000000004D7000002B6130B0855BB7C92A3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26T13:17:11.317060183</dc:date>
    <meta:editing-duration>PT23S</meta:editing-duration>
    <meta:editing-cycles>1</meta:editing-cycles>
    <meta:generator>LibreOffice/6.4.7.2$Linux_X86_64 LibreOffice_project/40$Build-2</meta:generator>
    <meta:document-statistic meta:object-count="1"/>
  </office:meta>
</office:document-meta>
</file>